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91062" officeooo:paragraph-rsid="00091062"/>
    </style:style>
    <style:style style:name="P2" style:family="paragraph" style:parent-style-name="Standard">
      <style:text-properties fo:language="en" fo:country="US" officeooo:rsid="00197391" officeooo:paragraph-rsid="00197391"/>
    </style:style>
    <style:style style:name="P3" style:family="paragraph" style:parent-style-name="Standard">
      <style:text-properties fo:language="en" fo:country="US" officeooo:rsid="0016bdde" officeooo:paragraph-rsid="0016bdde"/>
    </style:style>
    <style:style style:name="P4" style:family="paragraph" style:parent-style-name="Standard">
      <style:text-properties fo:language="en" fo:country="US" fo:font-style="normal" officeooo:rsid="000a666d" officeooo:paragraph-rsid="00197391" style:font-style-asian="normal" style:font-style-complex="normal"/>
    </style:style>
    <style:style style:name="P5" style:family="paragraph" style:parent-style-name="Standard">
      <style:text-properties fo:language="en" fo:country="US" fo:font-style="normal" fo:font-weight="normal" officeooo:rsid="002d3833" officeooo:paragraph-rsid="0013e4b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en" fo:country="US" fo:font-style="normal" fo:font-weight="normal" officeooo:rsid="002d3833" officeooo:paragraph-rsid="0013e4c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normal" fo:font-weight="normal" officeooo:rsid="002d3833" officeooo:paragraph-rsid="001584f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normal" officeooo:rsid="000bc325" officeooo:paragraph-rsid="000bc32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style="normal" fo:font-weight="bold" officeooo:rsid="0013e4b5" officeooo:paragraph-rsid="0013e4b5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language="en" fo:country="US" fo:font-style="normal" fo:font-weight="bold" officeooo:rsid="001407a9" officeooo:paragraph-rsid="001407a9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language="en" fo:country="US" fo:font-style="normal" fo:font-weight="bold" officeooo:rsid="001584fe" officeooo:paragraph-rsid="001584f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language="en" fo:country="US" fo:font-style="italic" officeooo:paragraph-rsid="000a666d" style:font-style-asian="italic" style:font-style-complex="italic"/>
    </style:style>
    <style:style style:name="P13" style:family="paragraph" style:parent-style-name="Standard">
      <style:text-properties fo:language="en" fo:country="US" fo:font-style="italic" fo:font-weight="normal" officeooo:rsid="000bc325" officeooo:paragraph-rsid="000bd056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language="en" fo:country="US" fo:font-style="italic" fo:font-weight="normal" officeooo:rsid="002d3833" officeooo:paragraph-rsid="000f4e97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language="en" fo:country="US" fo:font-style="italic" fo:font-weight="bold" officeooo:rsid="000d67e5" officeooo:paragraph-rsid="000d67e5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language="en" fo:country="US" officeooo:rsid="000a666d" officeooo:paragraph-rsid="000a666d"/>
    </style:style>
    <style:style style:name="P17" style:family="paragraph" style:parent-style-name="Standard">
      <style:text-properties fo:language="en" fo:country="US" fo:font-weight="bold" officeooo:rsid="000a666d" officeooo:paragraph-rsid="000a666d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0bd056" officeooo:paragraph-rsid="000bd056" style:font-weight-asian="bold" style:font-weight-complex="bold"/>
    </style:style>
    <style:style style:name="P19" style:family="paragraph" style:parent-style-name="Standard">
      <style:text-properties fo:language="en" fo:country="US" fo:font-weight="normal" officeooo:rsid="000bc325" officeooo:paragraph-rsid="000bc325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2d3833" officeooo:paragraph-rsid="000f40ae" style:font-weight-asian="normal" style:font-weight-complex="normal"/>
    </style:style>
    <style:style style:name="P21" style:family="paragraph" style:parent-style-name="Standard">
      <style:text-properties fo:language="en" fo:country="US" officeooo:paragraph-rsid="000bc325"/>
    </style:style>
    <style:style style:name="P22" style:family="paragraph" style:parent-style-name="Standard">
      <style:text-properties fo:language="en" fo:country="US" officeooo:paragraph-rsid="000f40ae"/>
    </style:style>
    <style:style style:name="P23" style:family="paragraph" style:parent-style-name="Standard">
      <style:text-properties fo:language="en" fo:country="US" officeooo:paragraph-rsid="0013e4b5"/>
    </style:style>
    <style:style style:name="P24" style:family="paragraph" style:parent-style-name="Standard">
      <style:text-properties fo:language="en" fo:country="US" officeooo:rsid="00276411" officeooo:paragraph-rsid="0013e4b5"/>
    </style:style>
    <style:style style:name="P25" style:family="paragraph" style:parent-style-name="Standard">
      <style:text-properties fo:language="en" fo:country="US" officeooo:paragraph-rsid="0013e4cd"/>
    </style:style>
    <style:style style:name="P26" style:family="paragraph" style:parent-style-name="Standard">
      <style:text-properties fo:language="en" fo:country="US" officeooo:rsid="00277dd8" officeooo:paragraph-rsid="0013e4cd"/>
    </style:style>
    <style:style style:name="P27" style:family="paragraph" style:parent-style-name="Standard">
      <style:text-properties fo:language="en" fo:country="US" officeooo:rsid="00277dd8" officeooo:paragraph-rsid="001584fe"/>
    </style:style>
    <style:style style:name="P28" style:family="paragraph" style:parent-style-name="Standard">
      <style:text-properties fo:language="en" fo:country="US" officeooo:paragraph-rsid="001584fe"/>
    </style:style>
    <style:style style:name="P29" style:family="paragraph" style:parent-style-name="Standard">
      <style:text-properties fo:language="en" fo:country="US" officeooo:paragraph-rsid="000f4e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666d"/>
    </style:style>
    <style:style style:name="T3" style:family="text">
      <style:text-properties fo:font-style="italic" fo:font-weight="normal" officeooo:rsid="000bc32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bd05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d67e5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e13a6" style:font-style-asian="italic" style:font-style-complex="italic"/>
    </style:style>
    <style:style style:name="T8" style:family="text">
      <style:text-properties fo:font-style="italic" officeooo:rsid="000f40ae" style:font-style-asian="italic" style:font-style-complex="italic"/>
    </style:style>
    <style:style style:name="T9" style:family="text">
      <style:text-properties fo:font-style="italic" officeooo:rsid="0030af9c" style:font-style-asian="italic" style:font-style-complex="italic"/>
    </style:style>
    <style:style style:name="T10" style:family="text">
      <style:text-properties fo:font-style="italic" officeooo:rsid="0013e4b5" style:font-style-asian="italic" style:font-style-complex="italic"/>
    </style:style>
    <style:style style:name="T11" style:family="text">
      <style:text-properties fo:font-style="italic" officeooo:rsid="001584fe" style:font-style-asian="italic" style:font-style-complex="italic"/>
    </style:style>
    <style:style style:name="T12" style:family="text">
      <style:text-properties fo:font-style="italic" officeooo:rsid="0016bdde" style:font-style-asian="italic" style:font-style-complex="italic"/>
    </style:style>
    <style:style style:name="T13" style:family="text">
      <style:text-properties fo:font-style="italic" officeooo:rsid="0017a3a1" style:font-style-asian="italic" style:font-style-complex="italic"/>
    </style:style>
    <style:style style:name="T14" style:family="text">
      <style:text-properties fo:font-style="italic" officeooo:rsid="000a666d" style:font-style-asian="italic" style:font-style-complex="italic"/>
    </style:style>
    <style:style style:name="T15" style:family="text">
      <style:text-properties fo:font-style="italic" officeooo:rsid="000d67e5" style:font-style-asian="italic" style:font-style-complex="italic"/>
    </style:style>
    <style:style style:name="T16" style:family="text">
      <style:text-properties fo:font-style="italic" officeooo:rsid="00197391" style:font-style-asian="italic" style:font-style-complex="italic"/>
    </style:style>
    <style:style style:name="T17" style:family="text">
      <style:text-properties officeooo:rsid="000d67e5"/>
    </style:style>
    <style:style style:name="T18" style:family="text">
      <style:text-properties officeooo:rsid="00270cca"/>
    </style:style>
    <style:style style:name="T19" style:family="text">
      <style:text-properties officeooo:rsid="0020b319"/>
    </style:style>
    <style:style style:name="T20" style:family="text">
      <style:text-properties officeooo:rsid="00294eb4"/>
    </style:style>
    <style:style style:name="T21" style:family="text">
      <style:text-properties officeooo:rsid="00216a82"/>
    </style:style>
    <style:style style:name="T22" style:family="text">
      <style:text-properties officeooo:rsid="002365fb"/>
    </style:style>
    <style:style style:name="T23" style:family="text">
      <style:text-properties officeooo:rsid="000f40ae"/>
    </style:style>
    <style:style style:name="T24" style:family="text">
      <style:text-properties officeooo:rsid="00276411"/>
    </style:style>
    <style:style style:name="T25" style:family="text">
      <style:text-properties officeooo:rsid="002e13a6"/>
    </style:style>
    <style:style style:name="T26" style:family="text">
      <style:text-properties officeooo:rsid="0012a931"/>
    </style:style>
    <style:style style:name="T27" style:family="text">
      <style:text-properties officeooo:rsid="0013e4b5"/>
    </style:style>
    <style:style style:name="T28" style:family="text">
      <style:text-properties officeooo:rsid="0013e4cd"/>
    </style:style>
    <style:style style:name="T29" style:family="text">
      <style:text-properties fo:font-style="normal" fo:font-weight="normal" officeooo:rsid="0013e4cd" style:font-style-asian="normal" style:font-weight-asian="normal" style:font-style-complex="normal" style:font-weight-complex="normal"/>
    </style:style>
    <style:style style:name="T30" style:family="text">
      <style:text-properties officeooo:rsid="001584fe"/>
    </style:style>
    <style:style style:name="T31" style:family="text">
      <style:text-properties officeooo:rsid="00277dd8"/>
    </style:style>
    <style:style style:name="T32" style:family="text">
      <style:text-properties officeooo:rsid="00170cab"/>
    </style:style>
    <style:style style:name="T33" style:family="text">
      <style:text-properties officeooo:rsid="0017a3a1"/>
    </style:style>
    <style:style style:name="T34" style:family="text">
      <style:text-properties officeooo:rsid="00197391"/>
    </style:style>
    <style:style style:name="T3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<text:span text:style-name="T1">Lets Play</text:span>”</text:p>
      <text:p text:style-name="P2">Plan of action</text:p>
      <text:p text:style-name="P1">Tjitze de Boer</text:p>
      <text:p text:style-name="P3"><text:span text:style-name="T6"/></text:p>
      <text:p text:style-name="P4">The order in which I plan to put it all together.</text:p>
      <text:p text:style-name="P12"><text:span text:style-name="T2">Start of action: September </text:span><text:span text:style-name="T17">14 </text:span><text:span text:style-name="T34">2021</text:span></text:p>
      <text:p text:style-name="P16"/>
      <text:p text:style-name="P17">One</text:p>
      <text:p text:style-name="P19">The index and <text:span text:style-name="T34">information</text:span> pages and <text:span text:style-name="T34">collapsible</text:span> navigation bar</text:p>
      <text:p text:style-name="P21"><text:span text:style-name="T3">Expected date: September </text:span><text:span text:style-name="T5">14</text:span></text:p>
      <text:p text:style-name="P21"><text:span text:style-name="T4"/></text:p>
      <text:p text:style-name="P18"><text:span text:style-name="T6">Two</text:span></text:p>
      <text:p text:style-name="P22"><text:span text:style-name="T18">C</text:span><text:span text:style-name="T19">reate the database </text:span><text:span text:style-name="T18">and</text:span><text:span text:style-name="T19"> table for all </text:span><text:span text:style-name="T34">the</text:span><text:span text:style-name="T19"> user information,</text:span><text:span text:style-name="T20"> t</text:span><text:span text:style-name="T21">he </text:span><text:span text:style-name="T34">registration</text:span><text:span text:style-name="T21"> </text:span><text:span text:style-name="T22">page </text:span><text:span text:style-name="T18">and</text:span><text:span text:style-name="T22"> the login page.</text:span></text:p>
      <text:p text:style-name="P20"><text:span text:style-name="T7">Expected date: </text:span><text:span text:style-name="T8">September 17</text:span></text:p>
      <text:p text:style-name="P13"/>
      <text:p text:style-name="P15">Three</text:p>
      <text:p text:style-name="P23"><text:span text:style-name="T24">The database table for </text:span><text:span text:style-name="T27">game</text:span><text:span text:style-name="T24"> </text:span><text:span text:style-name="T20">entries</text:span><text:span text:style-name="T24"> and a folder for uploaded images.</text:span></text:p>
      <text:p text:style-name="P24">An insert page for adding <text:span text:style-name="T27">games</text:span> to the database.</text:p>
      <text:p text:style-name="P5"><text:span text:style-name="T7">Expected date:</text:span> <text:span text:style-name="T10">September </text:span><text:span text:style-name="T11">24</text:span></text:p>
      <text:p text:style-name="P5"/>
      <text:p text:style-name="P9">Four</text:p>
      <text:p text:style-name="P25"><text:span text:style-name="T29">Pages for browse browsing your games and those owned by the club.</text:span></text:p>
      <text:p text:style-name="P26">A search page and a search results page with pagination where each result is a link.</text:p>
      <text:p text:style-name="P6"><text:span text:style-name="T7">Expected date:</text:span> <text:span text:style-name="T11">October 1</text:span></text:p>
      <text:p text:style-name="P6"><text:span text:style-name="T9"/></text:p>
      <text:p text:style-name="P10"><text:span text:style-name="T9">F</text:span><text:span text:style-name="T6">ive</text:span></text:p>
      <text:p text:style-name="P28"><text:span text:style-name="T31">A </text:span><text:span text:style-name="T30">game</text:span><text:span text:style-name="T31"> details page with all the information on it </text:span><text:span text:style-name="T20">in the database</text:span><text:span text:style-name="T31"> and if so an image.</text:span></text:p>
      <text:p text:style-name="P27">A button that toggles <text:span text:style-name="T20">the showing of</text:span> an edit form and a delete button.</text:p>
      <text:p text:style-name="P7"><text:span text:style-name="T7">Expected date: </text:span><text:span text:style-name="T12">October </text:span><text:span text:style-name="T13">8</text:span></text:p>
      <text:p text:style-name="P8"/>
      <text:p text:style-name="P11">Six</text:p>
      <text:p text:style-name="P29"><text:span text:style-name="T20">The p</text:span><text:span text:style-name="T22">assword reset </text:span><text:span text:style-name="T24">request</text:span><text:span text:style-name="T22"> </text:span><text:span text:style-name="T18">pag</text:span><text:span text:style-name="T24">e</text:span><text:span text:style-name="T18">, database table for the token, </text:span><text:span text:style-name="T20">sending an</text:span><text:span text:style-name="T18"> email with </text:span><text:span text:style-name="T20">a</text:span><text:span text:style-name="T18"> token, </text:span><text:span text:style-name="T20">and</text:span><text:span text:style-name="T18"> </text:span><text:span text:style-name="T24">password reset page. </text:span><text:span text:style-name="T26">The uploading of the whole site and database to hosting.</text:span></text:p>
      <text:p text:style-name="P14"><text:span text:style-name="T25">Expected date:</text:span> <text:span text:style-name="T32">October </text:span><text:span text:style-name="T33">1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8T12:35:54.309000000</meta:creation-date>
    <dc:date>2021-09-10T14:40:10.827000000</dc:date>
    <meta:editing-duration>P2DT2H4M9S</meta:editing-duration>
    <meta:editing-cycles>17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6" meta:word-count="192" meta:character-count="1058" meta:non-whitespace-character-count="892"/>
  </office:meta>
</office:document-meta>
</file>